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FreeSans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text-properties fo:color="#000000" style:font-name="FreeSans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color="#000000" style:font-name="FreeSans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color="#000000" style:font-name="FreeSans" fo:font-size="11pt" style:font-size-asian="11pt" style:font-size-complex="11pt"/>
    </style:style>
    <style:style style:name="P5" style:family="paragraph" style:parent-style-name="Standard">
      <style:text-properties fo:color="#000000" style:font-name="Free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4586" style:font-name="Arial" fo:font-size="20pt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Arial"/>
    </style:style>
    <style:style style:name="P12" style:family="paragraph" style:parent-style-name="Text_20_body"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4" style:family="paragraph" style:parent-style-name="Text_20_body">
      <style:text-properties fo:color="#0000ff" style:font-name="Arial" fo:font-size="10pt" style:font-size-asian="10pt" style:font-size-complex="10pt"/>
    </style:style>
    <style:style style:name="P15" style:family="paragraph" style:parent-style-name="Text_20_body">
      <style:paragraph-properties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FreeSans" fo:font-size="11pt" style:font-size-asian="11pt" style:font-size-complex="11pt"/>
    </style:style>
    <style:style style:name="T3" style:family="text">
      <style:text-properties fo:color="#000000" style:font-name="Arial" fo:font-size="12pt" style:font-size-asian="12pt" style:font-size-complex="12pt"/>
    </style:style>
    <style:style style:name="T4" style:family="text">
      <style:text-properties fo:color="#000000" style:font-name="Arial" fo:font-size="10pt" style:font-size-asian="10pt" style:font-size-complex="10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bold"/>
    </style:style>
    <style:style style:name="T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8" style:family="text">
      <style:text-properties fo:color="#0000ff"/>
    </style:style>
    <style:style style:name="T9" style:family="text">
      <style:text-properties fo:color="#0000ff" style:font-name="Arial" fo:font-size="10pt" style:font-size-asian="10pt" style:font-size-complex="10pt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fo:font-weight="normal" fo:background-color="transparen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hamada de trabalhos para o 14º Fórum Internacional Software Livre vai até domingo, 28 de abril</text:p>
      <text:p text:style-name="P1"/>
      <text:p text:style-name="P3"><text:span text:style-name="T10"><text:s/>Inscrições de trabalhos acontecem pelo site </text:span><text:a xlink:type="simple" xlink:href="http://www.fisl.org.br/"><text:span text:style-name="T10">http://www.fisl.org.br</text:span></text:a><text:span text:style-name="T10">. </text:span><text:span text:style-name="T10">O evento </text:span><text:span text:style-name="T10">ocorre</text:span><text:span text:style-name="T10"> entre os dias 3 e 6 de julho no Centro de Eventos da PUCRS, em Porto Alegre.</text:span></text:p>
      <text:p text:style-name="P5"/>
      <text:p text:style-name="P7">A chamada de trabalhos para a 14ª edição do Fórum Internacional Software Livre (FISL) terá encerramento no próximo domingo, 28 de abril, após prazo de prorrogação iniciado em <text:s/>8 de abril. O evento, que é considerado o maior encontro de comunidades de software livre da América Latina e um dos maiores eventos de Tecnologia da Informação do mundo, acontece de 3 a 6 de julho no Centro de Eventos da PUCRS, em Porto Alegre.</text:p>
      <text:p text:style-name="P7"/>
      <text:p text:style-name="P7">Grande parte da programação de palestras do evento é concebida a partir das <text:s/>propostas da própria comunidade Software Livre. Em 2013, as atividades serão distribuídas em dez trilhas principais: Academia Livre, Administração, Desenvolvimento, Educação, Encontros Comunitários, Hardware Livre, Jogos e Multimídia, Negócios e Tópicos Emergentes, além da apresentação de pesquisas acadêmicas no WSL, o Workshop Software Livre, que costuma reunir pesquisadores de diversos países.</text:p>
      <text:p text:style-name="P7"/>
      <text:p text:style-name="P8">Trilha Aaron Swartz</text:p>
      <text:p text:style-name="P7"><text:line-break/>Em homenagem ao hacker e ativista Aaron Swartz, as discussões e atividades em torno das temáticas de cultura e internet livre, compartilhamento, <text:span text:style-name="T1">copyleft</text:span>, <text:span text:style-name="T1">creative commons</text:span>, transparência e hacktivismo serão agrupadas em uma trilha com seu nome. O jovem virou símbolo da luta em prol do compartilhamento após cometer suicídio, no início deste ano, enquanto era processado por pirataria pelo Instituto de Tecnologia de Massachussets (MIT).</text:p>
      <text:p text:style-name="P6"/>
      <text:p text:style-name="P6"/>
      <text:p text:style-name="P11"><text:span text:style-name="Strong_20_Emphasis"><text:span text:style-name="T3">Sobre o Fórum Internacional Software Livre (fisl)</text:span></text:span></text:p>
      <text:p text:style-name="P13">O Fórum Internacional Software Livre (fisl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fisl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P2"><text:span text:style-name="T11">As inscrições para participantes já estão abertas. Os ingressos custam de R$ 50 a R$ 280 e podem ser feitos através do site do evento (</text:span><text:a xlink:type="simple" xlink:href="http://www.fisl.org.br/"><text:span text:style-name="T11">http://www.fisl.org.br</text:span></text:a><text:span text:style-name="T11">).</text:span></text:p>
      <text:p text:style-name="P4"/>
      <text:p text:style-name="Text_20_body"><text:span text:style-name="Strong_20_Emphasis"><text:span text:style-name="T2"/></text:span></text:p>
      <text:p text:style-name="Text_20_body"><text:span text:style-name="Strong_20_Emphasis"><text:span text:style-name="T4">Porto Alegre, </text:span></text:span><text:span text:style-name="Strong_20_Emphasis"><text:span text:style-name="T4">2</text:span></text:span><text:span text:style-name="Strong_20_Emphasis"><text:span text:style-name="T4">4</text:span></text:span><text:span text:style-name="Strong_20_Emphasis"><text:span text:style-name="T4"> de abril</text:span></text:span><text:span text:style-name="Strong_20_Emphasis"><text:span text:style-name="T4"> de 2013</text:span></text:span></text:p>
      <text:p text:style-name="Text_20_body"><text:span text:style-name="Strong_20_Emphasis"><text:span text:style-name="T4"/></text:span></text:p>
      <text:p text:style-name="P15"><text:span text:style-name="T6">Núcleo de Atendimento 1</text:span><text:span text:style-name="T6">4</text:span><text:span text:style-name="T6">° Fórum InternacionalSoftware Livre</text:span><text:span text:style-name="T5"><text:line-break/></text:span><text:soft-page-break/><text:span text:style-name="T7">Coordenação: </text:span><text:span text:style-name="T7">Livia Araujo</text:span><text:span text:style-name="T7"> – </text:span><text:span text:style-name="T7">livia</text:span><text:span text:style-name="T7">@enfato.com.br –</text:span><text:span text:style-name="T7"> 51 8151.9026</text:span><text:span text:style-name="T5"><text:line-break/></text:span><text:span text:style-name="T5">Direção:Mariana Turkenicz– mariana@enfato.com.br – 51 8121.7062<text:line-break/></text:span></text:p>
      <text:p text:style-name="P15"><text:span text:style-name="T6">Enfato </text:span><text:span text:style-name="T6">multicomunicação</text:span></text:p>
      <text:p text:style-name="P12">+55 (51) 30.261.261</text:p>
      <text:p text:style-name="Text_20_body"><text:a xlink:type="simple" xlink:href="http://www.enfato.com.br/"><text:span text:style-name="T9">www.enfato.com.br</text:span></text:a><text:span text:style-name="T12"> </text:span></text:p>
      <text:p text:style-name="Text_20_body"><text:span text:style-name="T12">Twitter: </text:span><text:a xlink:type="simple" xlink:href="http://www.twitter.com/enfato"><text:span text:style-name="T9">@enfato</text:span></text:a></text:p>
      <text:p text:style-name="P12">Facebook: <text:span text:style-name="T8">enfatomulticomunicacao</text:span></text:p>
      <text:p text:style-name="P14">Empresa filiada à Abracom</text:p>
      <text:p text:style-name="P12"/>
      <text:p text:style-name="P10"><text:span text:style-name="Strong_20_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09:00:04.65</meta:creation-date>
    <dc:date>2013-06-07T11:49:52.32</dc:date>
    <meta:editing-duration>PT7M15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17" meta:word-count="455" meta:character-count="3003" meta:non-whitespace-character-count="2558"/>
  </office:meta>
</office:document-meta>
</file>